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fe98" officeooo:paragraph-rsid="001bfe98" style:font-weight-asian="bold" style:font-weight-complex="bold"/>
    </style:style>
    <style:style style:name="P2" style:family="paragraph" style:parent-style-name="Standard">
      <style:text-properties fo:font-weight="normal" officeooo:rsid="001bfe98" officeooo:paragraph-rsid="001bfe98" style:font-weight-asian="normal" style:font-weight-complex="normal"/>
    </style:style>
    <style:style style:name="P3" style:family="paragraph" style:parent-style-name="Standard">
      <style:text-properties fo:font-weight="normal" officeooo:rsid="001cac56" officeooo:paragraph-rsid="001cac56" style:font-weight-asian="normal" style:font-weight-complex="normal"/>
    </style:style>
    <style:style style:name="P4" style:family="paragraph" style:parent-style-name="Standard">
      <style:text-properties fo:font-weight="normal" officeooo:rsid="001bfe98" officeooo:paragraph-rsid="001cac56" style:font-weight-asian="normal" style:font-weight-complex="normal"/>
    </style:style>
    <style:style style:name="P5" style:family="paragraph" style:parent-style-name="Standard">
      <style:text-properties fo:font-weight="bold" officeooo:rsid="001bfe98" officeooo:paragraph-rsid="001cac56" style:font-weight-asian="bold" style:font-weight-complex="bold"/>
    </style:style>
    <style:style style:name="P6" style:family="paragraph" style:parent-style-name="Standard">
      <style:text-properties fo:font-weight="normal" officeooo:rsid="001cac56" officeooo:paragraph-rsid="001dd572" style:font-weight-asian="normal" style:font-weight-complex="normal"/>
    </style:style>
    <style:style style:name="P7" style:family="paragraph" style:parent-style-name="Standard">
      <style:text-properties fo:font-weight="bold" officeooo:rsid="001bfe98" officeooo:paragraph-rsid="001dd572" style:font-weight-asian="bold" style:font-weight-complex="bold"/>
    </style:style>
    <style:style style:name="P8" style:family="paragraph" style:parent-style-name="Standard">
      <style:text-properties fo:font-weight="normal" officeooo:rsid="001dd572" officeooo:paragraph-rsid="001dd572" style:font-weight-asian="normal" style:font-weight-complex="normal"/>
    </style:style>
    <style:style style:name="P9" style:family="paragraph" style:parent-style-name="Standard">
      <style:text-properties fo:font-weight="normal" officeooo:rsid="001de8c3" officeooo:paragraph-rsid="001de8c3" style:font-weight-asian="normal" style:font-weight-complex="normal"/>
    </style:style>
    <style:style style:name="P10" style:family="paragraph" style:parent-style-name="Standard">
      <style:text-properties fo:font-weight="bold" officeooo:rsid="001bfe98" officeooo:paragraph-rsid="001f08cb" style:font-weight-asian="bold" style:font-weight-complex="bold"/>
    </style:style>
    <style:style style:name="P11" style:family="paragraph" style:parent-style-name="Standard">
      <style:text-properties fo:font-weight="normal" officeooo:rsid="001f08cb" officeooo:paragraph-rsid="001f08cb" style:font-weight-asian="normal" style:font-weight-complex="normal"/>
    </style:style>
    <style:style style:name="P12" style:family="paragraph" style:parent-style-name="Standard">
      <style:text-properties officeooo:paragraph-rsid="001f08cb"/>
    </style:style>
    <style:style style:name="P13" style:family="paragraph" style:parent-style-name="Standard">
      <style:text-properties officeooo:rsid="001f08cb" officeooo:paragraph-rsid="001f08cb"/>
    </style:style>
    <style:style style:name="P14" style:family="paragraph" style:parent-style-name="Standard">
      <style:text-properties fo:font-weight="normal" officeooo:rsid="0020108d" officeooo:paragraph-rsid="0020108d" style:font-weight-asian="normal" style:font-weight-complex="normal"/>
    </style:style>
    <style:style style:name="T1" style:family="text">
      <style:text-properties officeooo:rsid="001cac56"/>
    </style:style>
    <style:style style:name="T2" style:family="text">
      <style:text-properties fo:font-weight="normal" officeooo:rsid="001dd572" style:font-weight-asian="normal" style:font-weight-complex="normal"/>
    </style:style>
    <style:style style:name="T3" style:family="text">
      <style:text-properties officeooo:rsid="0022da15"/>
    </style:style>
    <style:style style:name="T4" style:family="text">
      <style:text-properties officeooo:rsid="001f08cb"/>
    </style:style>
    <style:style style:name="T5" style:family="text">
      <style:text-properties fo:font-weight="normal" officeooo:rsid="001f08cb" style:font-weight-asian="normal" style:font-weight-complex="normal"/>
    </style:style>
    <style:style style:name="T6" style:family="text">
      <style:text-properties fo:font-weight="bold" officeooo:rsid="001f08c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108d" style:font-weight-asian="normal" style:font-weight-complex="normal"/>
    </style:style>
    <style:style style:name="T9" style:family="text">
      <style:text-properties officeooo:rsid="002082af"/>
    </style:style>
    <style:style style:name="T10" style:family="text">
      <style:text-properties officeooo:rsid="002262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ajd 1 (wstęp)</text:p>
      <text:p text:style-name="P2">Prezentacja ma na celu przedstawienie na przykładach typowych błędów popełnianych przez początkujących programistów, które WSZYSCY popełnialiśmy. Oraz jak można ich uniknąć.</text:p>
      <text:p text:style-name="P3">Każda z tych dobrych praktyk robi bardzo dużą różnice przy większych kodach i większej ilości osób pracujących nad programem, jednak nawet w przypadku tak krótkich i prostych algorytmów możemy zauważyć różnice po zastosowaniu tych podstawowych zasad.</text:p>
      <text:p text:style-name="P1">Slajd 2 (komentarze źle)</text:p>
      <text:p text:style-name="P2">Prosty program sortujący liczby metodą quicksort, dla kogoś bez doświadczenia w programowaniu, szczególnie w pythonie. Może się okazać bardzo niezrozumiały i wymagać <text:span text:style-name="T1">dogłębnej </text:span>analizy przed wprowadzeniem zmian <text:span text:style-name="T1">lub całkowicie je uniemożliwić</text:span>. </text:p>
      <text:p text:style-name="P1">Slajd 3 (komentarze dobrze)</text:p>
      <text:p text:style-name="P4">Dokładnie ten sam kod źródłowy, jednak w tym przypadku każda linia ma komentarz który opisuje wykonywane działania. W przypadku tak prostego kodu i prawdziwego scenariusza programowania np. w firmie może to być <text:span text:style-name="T1">przesadne. Jednak komentowanie zyskuje na wartości wraz ze wzrostem objętości i złożoności kodu.</text:span></text:p>
      <text:p text:style-name="P3">Komentowanie szczególnie zyskuje na wartości jeżeli powracamy do projektu po dłuższym czasie (tydzień/dwa)</text:p>
      <text:p text:style-name="P1">Slajd 4 (zmienne źle)<text:tab/></text:p>
      <text:p text:style-name="P3">Ten sam program jednak zmieniono nazwy zmiennych: r, t, l, m, w, r1 itd. Nie sugerują one w żadnym stopniu do czego są używane w kodzie, drastycznie zaniża to czytelność kodu.</text:p>
      <text:p text:style-name="P5">Slajd 5 (zmienne dobrze)</text:p>
      <text:p text:style-name="P6">Tym razem wszystkie zmienne sugerują do czego są używane, przez co ponowne użycie ich np. w dalszej części programu staje się zdecydowanie łatwiejsze i bardziej intuicyjne. Pamiętajmy, że nazwy zmiennych często mogą być narzucone przez managera projektu np. być w języku angielskim, gdy pracują nad nim różne osoby</text:p>
      <text:p text:style-name="P7"><text:span text:style-name="T2">To dwie pierwsze zasady dobrego programowania które należy stosować w absolutnie każdym przyszłym kodzie.</text:span><text:tab/></text:p>
      <text:p text:style-name="P7">Slajd 6 (funkcje źle)</text:p>
      <text:p text:style-name="P8">Krótki program wyświetlający w tabeli kwadrat i sześcian liczb od 1-10 zrealizowany przez kopiowanie tego samego fragmentu kodu i zmienienie wartości. Jest to bardzo nieefektywne o czym można się przekonać gdy zwiększymy zakres wyświetlanych liczb lub dodamy podnoszenie do czwartej potęgi</text:p>
      <text:p text:style-name="P7">Slajd 7 (funkcje dobrze)</text:p>
      <text:p text:style-name="P8">Z użyciem funkcji możemy bardzo łatwo przyśpieszyć rozszerzenie tego programu.</text:p>
      <text:p text:style-name="P8">Funkcja potegi() podnosi liczby do ustalonych potęg a <text:s/>wypisz_tabelke() schludnie prezentuje dane tak jak w poprzednim przypadku.</text:p>
      <text:p text:style-name="P8">Rozszerzenie tego programu o czwartą potęge czy wyświetlenie liczb z większego zakresu to kwestia zmiany liczby lub dodania linii kodu.</text:p>
      <text:p text:style-name="P1">Slajd 8 (bufor)<text:tab/></text:p>
      <text:p text:style-name="P8">Przepełnienie bufora to błąd polegający na użyciu więcej pamięci niż została ona przydzielona.</text:p>
      <text:p text:style-name="P8">Program obrazujący ten problem próbuje zapisać do pięcioelementowej tablicy liczby na indeks szósty i siódmy co oczywiście się nie uda lub może doprowadzić do niechcianych konsekwencji np. nadpisania innych potrzebnych danych. Jest to szczególnie niebezpieczne w niskopoziomowych językach jak c/c++.</text:p>
      <text:p text:style-name="P8">Realny przykład tego niebezpieczeństwa to niesprawdzenie rozmiaru danych wejściowych do pamięci <text:span text:style-name="T3">programu</text:span>.</text:p>
      <text:p text:style-name="P1">Slajd 9 (argumenty)<text:tab/></text:p>
      <text:p text:style-name="P9">Jednym z przykładów podania niepoprawnych argumentów może być brakujący argument. Funkcja dodaj() przyjmuje liczby a i b i zwraca ich sumę. Jeżeli wywołamy funkcję podając tylko jeden argument Zostaniemy poinformowani o naszym błędzie w konsoli naszego środowiska.</text:p>
      <text:p text:style-name="P9">Innym przykładem może być podanie innego typu danych, w tym przypadku ciągu znaków <text:span text:style-name="T4">co poskutkuje podobnym błędem z informacją jaki błąd został napotkany</text:span></text:p>
      <text:p text:style-name="P10"><text:soft-page-break/>Slajd 10 (wartości zmiennej)</text:p>
      <text:p text:style-name="P11">Program oblicza kolejne wyrazy ciągu Fibonacciego, celowo ograniczony zakres wartości do 100 000 który przyjmie funkcja obrazuje problem który możemy realnie napotkać w tego typu algorytmach.</text:p>
      <text:p text:style-name="P12"><text:span text:style-name="T5">Zakres wartości dla zmiennej całkowitej to zakres od około -2 miliardów do 2 miliardów </text:span><text:span text:style-name="T6">(2 147 483 648) </text:span><text:span text:style-name="T5">zakres jest duży ale trzeba o tym pamiętać ustalając typy danych używanych przez zmienne.</text:span></text:p>
      <text:p text:style-name="P13"><text:span text:style-name="T7">Przykładową zmienną która przyjmie większe wartości to </text:span><text:span text:style-name="T8">unsigned </text:span><text:span text:style-name="T7">long long </text:span><text:span text:style-name="T8">zakres od 0 do 2^64 (liczba przechowywane na 64 bitach) co daje w przybliżeniu ponad 18 trylionów (18 i 18 zer)</text:span></text:p>
      <text:p text:style-name="P1">Slajd 11 (QA)<text:tab/></text:p>
      <text:p text:style-name="P14">Jedna z ważniejszych zasad – TESTOWANIE SWOJEGO KODU. 99% problemów możemy uniknąć na etapie tworzenia programu samemu je napotykając.</text:p>
      <text:p text:style-name="P14">Przykładowy program pozwala użytkownikowi podzielić liczbę przez zero.</text:p>
      <text:p text:style-name="P14">Wcześnie wykryta tego typu luka może zostać bardzo łatwo zablokowana przez prostą instrukcję warunkową if(liczba == 0){print(„błąd, dzielenie przez zero”)} i poproszenie kolejny raz o podanie wartości</text:p>
      <text:p text:style-name="P1">Slajd 12 (zakończenie)<text:tab/></text:p>
      <text:p text:style-name="P14">Kod QR na ekranie przekieruje was do mojego repozytorium github gdzie zamieściłem pliki źródłowe <text:span text:style-name="T9">moich programów</text:span> <text:span text:style-name="T9">i całą prezentację </text:span><text:span text:style-name="T10">do wglądu</text:span><text:span text:style-name="T9">. Dziękuję za uwagę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9:02:26.718000000</meta:creation-date>
    <dc:date>2024-11-14T21:14:11.743000000</dc:date>
    <meta:editing-duration>PT33M56S</meta:editing-duration>
    <meta:editing-cycles>2</meta:editing-cycles>
    <meta:generator>LibreOffice/24.8.2.1$Windows_X86_64 LibreOffice_project/0f794b6e29741098670a3b95d60478a65d05ef13</meta:generator>
    <meta:document-statistic meta:table-count="0" meta:image-count="0" meta:object-count="0" meta:page-count="2" meta:paragraph-count="36" meta:word-count="661" meta:character-count="4609" meta:non-whitespace-character-count="3975"/>
  </office:meta>
</office:document-meta>
</file>